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qty pr board</text:p>
          </table:table-cell>
          <table:table-cell office:value-type="string" calcext:value-type="string">
            <text:p>Price unit</text:p>
          </table:table-cell>
          <table:table-cell office:value-type="string" calcext:value-type="string">
            <text:p>Price tot.</text:p>
          </table:table-cell>
          <table:table-cell office:value-type="string" calcext:value-type="string">
            <text:p>Li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BAA0XV2GT-001</text:p>
          </table:table-cell>
          <table:table-cell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table:formula="of:=[.B2]*[.C2]" office:value-type="float" office:value="94.5" calcext:value-type="float">
            <text:p>94.5</text:p>
          </table:table-cell>
          <table:table-cell office:value-type="string" calcext:value-type="string" table:number-columns-spanned="17" table:number-rows-spanned="1">
            <text:p><text:a xlink:href="https://eu.mouser.com/ProductDetail/Murata-Electronics/LBAA0XV2GT-001?qs=2wMNvWM5ZX62gobY4BYcIQ%3D%3D&amp;utm_source=octopart&amp;utm_medium=aggregator&amp;utm_campaign=81-LBAA0XV2GT-001&amp;utm_content=Murata" xlink:type="simple">https://eu.mouser.com/ProductDetail/Murata-Electronics/LBAA0XV2GT-001?qs=2wMNvWM5ZX62gobY4BYcIQ%3D%3D&amp;utm_source=octopart&amp;utm_medium=aggregator&amp;utm_campaign=81-LBAA0XV2GT-001&amp;utm_content=Murata</text:a> 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RFM96W-433S2</text:p>
          </table:table-cell>
          <table:table-cell office:value-type="float" office:value="1" calcext:value-type="float">
            <text:p>1</text:p>
          </table:table-cell>
          <table:table-cell office:value-type="float" office:value="54.82" calcext:value-type="float">
            <text:p>54.82</text:p>
          </table:table-cell>
          <table:table-cell table:formula="of:=[.B3]*[.C3]" office:value-type="float" office:value="54.82" calcext:value-type="float">
            <text:p>54.82</text:p>
          </table:table-cell>
          <table:table-cell office:value-type="string" calcext:value-type="string" table:number-columns-spanned="17" table:number-rows-spanned="1">
            <text:p><text:a xlink:href="https://www.tme.eu/it/en/details/rfm96w-433s2/rf-modules/hope-microelectronics/?utm_source=octopart.com&amp;utm_medium=cpc&amp;utm_campaign=compare-2025-04-06-IT" xlink:type="simple">https://www.tme.eu/it/en/details/rfm96w-433s2/rf-modules/hope-microelectronics/?utm_source=octopart.com&amp;utm_medium=cpc&amp;utm_campaign=compare-2025-04-06-IT</text:a> 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LM1117MPX-3.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.03" calcext:value-type="float">
            <text:p>7.03</text:p>
          </table:table-cell>
          <table:table-cell table:formula="of:=[.B4]*[.C4]" office:value-type="float" office:value="21.09" calcext:value-type="float">
            <text:p>21.09</text:p>
          </table:table-cell>
          <table:table-cell office:value-type="string" calcext:value-type="string" table:number-columns-spanned="17" table:number-rows-spanned="1">
            <text:p><text:a xlink:href="https://eu.mouser.com/ProductDetail/Texas-Instruments/LM1117MPX-3.3-NOPB?qs=X1J7HmVL2ZHRbBIxXi4utg%3D%3D" xlink:type="simple">https://eu.mouser.com/ProductDetail/Texas-Instruments/LM1117MPX-3.3-NOPB?qs=X1J7HmVL2ZHRbBIxXi4utg%3D%3D</text:a> 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ESP32-S3-WROOM-1-N8R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5.7" calcext:value-type="float">
            <text:p>25.7</text:p>
          </table:table-cell>
          <table:table-cell table:formula="of:=[.B5]*[.C5]" office:value-type="float" office:value="25.7" calcext:value-type="float">
            <text:p>25.7</text:p>
          </table:table-cell>
          <table:table-cell office:value-type="string" calcext:value-type="string" table:number-columns-spanned="17" table:number-rows-spanned="1">
            <text:p><text:a xlink:href="https://www.mouser.dk/ProductDetail/Espressif-Systems/ESP32-S3-WROOM-1-N8R8?qs=7D1LtPJG0i3%2F28hKFavOpQ%3D%3D&amp;utm_source=octopart&amp;utm_medium=aggregator&amp;utm_campaign=356-EP32S3WROOM1N8R8&amp;utm_content=Espressif" xlink:type="simple">https://www.mouser.dk/ProductDetail/Espressif-Systems/ESP32-S3-WROOM-1-N8R8?qs=7D1LtPJG0i3%2F28hKFavOpQ%3D%3D&amp;utm_source=octopart&amp;utm_medium=aggregator&amp;utm_campaign=356-EP32S3WROOM1N8R8&amp;utm_content=Espressif</text:a> 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.13" calcext:value-type="float">
            <text:p>6.13</text:p>
          </table:table-cell>
          <table:table-cell table:formula="of:=[.B6]*[.C6]" office:value-type="float" office:value="6.13" calcext:value-type="float">
            <text:p>6.13</text:p>
          </table:table-cell>
          <table:table-cell office:value-type="string" calcext:value-type="string" table:number-columns-spanned="17" table:number-rows-spanned="1">
            <text:p><text:a xlink:href="https://dk.farnell.com/gct-global-connector-technology/usb4105-gf-a/usb-conn-2-0-type-c-rcpt-16pos/dp/3588205?CMP=GRHB-OCTOPART" xlink:type="simple">https://dk.farnell.com/gct-global-connector-technology/usb4105-gf-a/usb-conn-2-0-type-c-rcpt-16pos/dp/3588205?CMP=GRHB-OCTOPART</text:a>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SMA-connectors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7.03" calcext:value-type="float">
            <text:p>17.03</text:p>
          </table:table-cell>
          <table:table-cell table:formula="of:=[.B7]*[.C7]" office:value-type="float" office:value="51.09" calcext:value-type="float">
            <text:p>51.09</text:p>
          </table:table-cell>
          <table:table-cell office:value-type="string" calcext:value-type="string" table:number-columns-spanned="17" table:number-rows-spanned="1">
            <text:p><text:a xlink:href="https://www.mouser.dk/ProductDetail/RF-Solutions/CON-SMA-EDGE?qs=UkDUCjYnTB3wOPRCaplkvw%3D%3D&amp;srsltid=AfmBOop7nwTGRf0TI4P7rwXoPKXuMwG0IWviq2iy2tuVeX4ooc8SPY_n9-A&amp;gQT=2" xlink:type="simple">https://www.mouser.dk/ProductDetail/RF-Solutions/CON-SMA-EDGE?qs=UkDUCjYnTB3wOPRCaplkvw%3D%3D&amp;srsltid=AfmBOop7nwTGRf0TI4P7rwXoPKXuMwG0IWviq2iy2tuVeX4ooc8SPY_n9-A&amp;gQT=2</text:a>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USB-UART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.06" calcext:value-type="float">
            <text:p>34.06</text:p>
          </table:table-cell>
          <table:table-cell table:formula="of:=[.B8]*[.C8]" office:value-type="float" office:value="34.06" calcext:value-type="float">
            <text:p>34.06</text:p>
          </table:table-cell>
          <table:table-cell office:value-type="string" calcext:value-type="string" table:number-columns-spanned="17" table:number-rows-spanned="1">
            <text:p><text:a xlink:href="https://www.mouser.dk/ProductDetail/FTDI/FT232RNL-REEL?qs=By6Nw2ByBD3LSfXryh9qRQ%3D%3D" xlink:type="simple">https://www.mouser.dk/ProductDetail/FTDI/FT232RNL-REEL?qs=By6Nw2ByBD3LSfXryh9qRQ%3D%3D</text:a>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SD-card socket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.58" calcext:value-type="float">
            <text:p>11.58</text:p>
          </table:table-cell>
          <table:table-cell table:formula="of:=[.B9]*[.C9]" office:value-type="float" office:value="11.58" calcext:value-type="float">
            <text:p>11.58</text:p>
          </table:table-cell>
          <table:table-cell office:value-type="string" calcext:value-type="string" table:number-columns-spanned="17" table:number-rows-spanned="1">
            <text:p><text:a xlink:href="https://www.mouser.dk/ProductDetail/Amphenol-Commercial-Products/1140084168?qs=tcdQdce0DUrgPsHyuD5Law%3D%3D" xlink:type="simple">https://www.mouser.dk/ProductDetail/Amphenol-Commercial-Products/1140084168?qs=tcdQdce0DUrgPsHyuD5Law%3D%3D</text:a> 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formula="of:=[.B10]*[.C10]" office:value-type="float" office:value="2.42" calcext:value-type="float">
            <text:p>2.42</text:p>
          </table:table-cell>
          <table:table-cell office:value-type="string" calcext:value-type="string" table:number-columns-spanned="17" table:number-rows-spanned="1">
            <text:p><text:a xlink:href="https://www.mouser.co.uk/ProductDetail/E-Switch/TL3305BF100QG?qs=IKkN%2F947nfDIPwqPQja%252BvQ%3D%3D" xlink:type="simple">https://www.mouser.co.uk/ProductDetail/E-Switch/TL3305BF100QG?qs=IKkN%2F947nfDIPwqPQja%252BvQ%3D%3D</text:a> 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Inductors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B11]*[.C11]" office:value-type="float" office:value="1.78" calcext:value-type="float">
            <text:p>1.78</text:p>
          </table:table-cell>
          <table:table-cell office:value-type="string" calcext:value-type="string">
            <text:p><text:a xlink:href="https://www.mouser.dk/ProductDetail/ABRACON/ASPI-4030S-100M-T?qs=BLmuIjeT3qH3cD5M%252B06ufg%3D%3D&amp;srsltid=AfmBOopPONM_bxTOehzf62YUE3BzLkZCJ9owNEQ6jNABJnpy_IHRuG-N" xlink:type="simple">https://www.mouser.dk/ProductDetail/ABRACON/ASPI-4030S-100M-T?qs=BLmuIjeT3qH3cD5M%252B06ufg%3D%3D&amp;srsltid=AfmBOopPONM_bxTOehzf62YUE3BzLkZCJ9owNEQ6jNABJnpy_IHRuG-N</text:a> </text:p>
          </table:table-cell>
          <table:table-cell table:number-columns-repeated="1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 table:number-columns-spanned="3" table:number-rows-spanned="1">
            <text:p>Komponenter pr board:</text:p>
          </table:table-cell>
          <table:covered-table-cell table:number-columns-repeated="2"/>
          <table:table-cell table:formula="of:=SUM([.D2:.D13])" office:value-type="float" office:value="303.17" calcext:value-type="float">
            <text:p>303.17</text:p>
          </table:table-cell>
          <table:table-cell office:value-type="string" calcext:value-type="string">
            <text:p>dkk</text:p>
          </table:table-cell>
          <table:table-cell table:number-columns-repeated="16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style-name="ce1" office:value-type="string" calcext:value-type="string">
            <text:p>PCB prisoversla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s pr pcb</text:p>
          </table:table-cell>
          <table:table-cell office:value-type="string" calcext:value-type="string">
            <text:p>pris tot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PCB’er med ENIG</text:p>
          </table:table-cell>
          <table:table-cell office:value-type="float" office:value="5" calcext:value-type="float">
            <text:p>5</text:p>
          </table:table-cell>
          <table:table-cell table:formula="of:=[.D25]/[.B25]" office:value-type="float" office:value="25.548" calcext:value-type="float">
            <text:p>25.548</text:p>
          </table:table-cell>
          <table:table-cell table:style-name="ce3" office:value-type="float" office:value="127.74" calcext:value-type="float">
            <text:p>127.74</text:p>
          </table:table-cell>
          <table:table-cell office:value-type="string" calcext:value-type="string">
            <text:p><text:a xlink:href="https://cart.jlcpcb.com/quote?orderType=1&amp;stencilLayer=2&amp;stencilWidth=100&amp;stencilLength=100&amp;stencilCounts=5&amp;spm=Jlcpcb.Homepage.1010" xlink:type="simple">https://cart.jlcpcb.com/quote?orderType=1&amp;stencilLayer=2&amp;stencilWidth=100&amp;stencilLength=100&amp;stencilCounts=5&amp;spm=Jlcpcb.Homepage.1010</text:a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 PCB’er med ENIG</text:p>
          </table:table-cell>
          <table:table-cell office:value-type="float" office:value="10" calcext:value-type="float">
            <text:p>10</text:p>
          </table:table-cell>
          <table:table-cell table:formula="of:=[.D26]/[.B26]" office:value-type="float" office:value="15.508" calcext:value-type="float">
            <text:p>15.508</text:p>
          </table:table-cell>
          <table:table-cell table:style-name="ce3" office:value-type="float" office:value="155.08" calcext:value-type="float">
            <text:p>155.08</text:p>
          </table:table-cell>
          <table:table-cell table:number-columns-repeated="17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Endelig pris pr board: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ot ca. Dkk</text:p>
          </table:table-cell>
          <table:table-cell office:value-type="string" calcext:value-type="string">
            <text:p><text:s/>Her kommer der lige fragt oveni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15]+[.C25]" office:value-type="float" office:value="328.718" calcext:value-type="float">
            <text:p>328.718</text:p>
          </table:table-cell>
          <table:table-cell table:formula="of:=[.B34]*[.C34]" office:value-type="float" office:value="1643.59" calcext:value-type="float">
            <text:p>1643.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26]+[.D15]" office:value-type="float" office:value="318.678" calcext:value-type="float">
            <text:p>318.678</text:p>
          </table:table-cell>
          <table:table-cell table:formula="of:=[.B35]*[.C35]" office:value-type="float" office:value="3186.78" calcext:value-type="float">
            <text:p>3186.78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2" office:value-type="string" calcext:value-type="string" table:number-columns-spanned="1" table:number-rows-spanned="4">
            <text:p>Alternativ hvor køber 5 PCB’er. Men kun monterer et par stykker</text:p>
          </table:table-cell>
          <table:table-cell office:value-type="float" office:value="2" calcext:value-type="float">
            <text:p>2</text:p>
          </table:table-cell>
          <table:table-cell table:formula="of:=[.D39]/[.B39]" office:value-type="float" office:value="367.04" calcext:value-type="float">
            <text:p>367.04</text:p>
          </table:table-cell>
          <table:table-cell table:formula="of:=[.$D$15]*[.B39]+[.$D$25]" office:value-type="float" office:value="734.08" calcext:value-type="float">
            <text:p>734.08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D40]/[.B40]" office:value-type="float" office:value="345.75" calcext:value-type="float">
            <text:p>345.75</text:p>
          </table:table-cell>
          <table:table-cell table:formula="of:=[.$D$15]*[.B40]+[.$D$25]" office:value-type="float" office:value="1037.25" calcext:value-type="float">
            <text:p>1037.25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D41]/[.B41]" office:value-type="float" office:value="335.105" calcext:value-type="float">
            <text:p>335.105</text:p>
          </table:table-cell>
          <table:table-cell table:formula="of:=[.$D$15]*[.B41]+[.$D$25]" office:value-type="float" office:value="1340.42" calcext:value-type="float">
            <text:p>1340.42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formula="of:=[.D42]/[.B42]" office:value-type="float" office:value="328.718" calcext:value-type="float">
            <text:p>328.718</text:p>
          </table:table-cell>
          <table:table-cell table:formula="of:=[.$D$15]*[.B42]+[.$D$25]" office:value-type="float" office:value="1643.59" calcext:value-type="float">
            <text:p>1643.5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0:52:33.420773797</meta:creation-date>
    <dc:date>2025-04-07T22:38:34.402889656</dc:date>
    <meta:editing-duration>PT58M29S</meta:editing-duration>
    <meta:editing-cycles>1</meta:editing-cycles>
    <meta:document-statistic meta:table-count="1" meta:cell-count="95" meta:object-count="0"/>
    <meta:generator>LibreOffice/24.2.7.2$Linux_X86_64 LibreOffice_project/420$Build-2</meta:generator>
  </office:meta>
</office:document-meta>
</file>